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61fbf" officeooo:paragraph-rsid="00061f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D LAB 3 <text:s text:c="89"/>Aniruddha Amit Dutta<text:line-break/><text:tab/><text:tab/><text:tab/><text:tab/><text:tab/><text:tab/><text:tab/><text:tab/> <text:s text:c="12"/>180905488<text:line-break/><text:line-break/>Q1. Token generator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8T16:34:37.375197195</meta:creation-date>
    <dc:date>2020-12-08T16:35:35.488464849</dc:date>
    <meta:editing-duration>PT59S</meta:editing-duration>
    <meta:editing-cycles>1</meta:editing-cycles>
    <meta:document-statistic meta:table-count="0" meta:image-count="0" meta:object-count="0" meta:page-count="1" meta:paragraph-count="1" meta:word-count="10" meta:character-count="172" meta:non-whitespace-character-count="50"/>
    <meta:generator>LibreOffice/6.0.7.3$Linux_X86_64 LibreOffice_project/00m0$Build-3</meta:generator>
  </office:meta>
</office:document-meta>
</file>